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automatic-styles>
    <style:style style:name="P1" style:family="paragraph" style:parent-style-name="Text_20_body">
      <style:paragraph-properties fo:margin-left="0.1445in" fo:margin-right="0.3583in" fo:margin-top="0.0626in" fo:margin-bottom="0in" style:contextual-spacing="false" fo:line-height="129%" fo:text-align="justify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2d18a" officeooo:paragraph-rsid="0012d18a" style:text-blinking="false" fo:background-color="transparent" style:font-weight-asian="normal" style:font-weight-complex="normal"/>
    </style:style>
    <style:style style:name="P2" style:family="paragraph" style:parent-style-name="Text_20_body">
      <style:paragraph-properties fo:margin-top="0.0626in" fo:margin-bottom="0in" style:contextual-spacing="false" fo:line-height="12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2d18a" officeooo:paragraph-rsid="0012d18a" style:text-blinking="false" fo:background-color="transparent" style:font-weight-asian="normal" style:font-weight-complex="normal"/>
    </style:style>
    <style:style style:name="P3" style:family="paragraph" style:parent-style-name="Text_20_body" style:list-style-name="L2">
      <style:paragraph-properties fo:margin-top="0.0626in" fo:margin-bottom="0in" style:contextual-spacing="false" fo:line-height="12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2d18a" officeooo:paragraph-rsid="0012d18a" style:text-blinking="false" fo:background-color="transparent" style:font-weight-asian="normal" style:font-weight-complex="normal"/>
    </style:style>
    <style:style style:name="P4" style:family="paragraph" style:parent-style-name="Text_20_body" style:list-style-name="L2">
      <style:paragraph-properties fo:margin-top="0.0626in" fo:margin-bottom="0in" style:contextual-spacing="false" fo:line-height="12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12d18a" officeooo:paragraph-rsid="0012d18a" style:text-blinking="false" fo:background-color="transparent" style:font-weight-asian="bold" style:font-weight-complex="bold"/>
    </style:style>
    <style:style style:name="P5" style:family="paragraph" style:parent-style-name="Text_20_body" style:list-style-name="L2">
      <style:paragraph-properties fo:margin-top="0.0626in" fo:margin-bottom="0in" style:contextual-spacing="false" fo:line-height="12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12d18a" officeooo:paragraph-rsid="00135e59" style:text-blinking="false" fo:background-color="transparent" style:font-weight-asian="bold" style:font-weight-complex="bold"/>
    </style:style>
    <style:style style:name="P6" style:family="paragraph" style:parent-style-name="Text_20_body" style:list-style-name="L2">
      <style:paragraph-properties fo:margin-top="0.0626in" fo:margin-bottom="0in" style:contextual-spacing="false" fo:line-height="12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12d18a" officeooo:paragraph-rsid="0014f174" style:text-blinking="false" fo:background-color="transparent" style:font-weight-asian="bold" style:font-weight-complex="bold"/>
    </style:style>
    <style:style style:name="P7" style:family="paragraph" style:parent-style-name="Text_20_body" style:list-style-name="L2">
      <style:paragraph-properties fo:margin-top="0.0626in" fo:margin-bottom="0in" style:contextual-spacing="false" fo:line-height="12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135e59" officeooo:paragraph-rsid="00135e59" style:text-blinking="false" fo:background-color="transparent" style:font-weight-asian="bold" style:font-weight-complex="bold"/>
    </style:style>
    <style:style style:name="P8" style:family="paragraph" style:parent-style-name="Text_20_body" style:list-style-name="L2">
      <style:paragraph-properties fo:margin-top="0.0626in" fo:margin-bottom="0in" style:contextual-spacing="false" fo:line-height="12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14f174" officeooo:paragraph-rsid="0014f174" style:text-blinking="false" fo:background-color="transparent" style:font-weight-asian="bold" style:font-weight-complex="bold"/>
    </style:style>
    <style:style style:name="P9" style:family="paragraph" style:parent-style-name="Text_20_body">
      <style:paragraph-properties fo:margin-left="0.1445in" fo:margin-right="0.3583in" fo:margin-top="0.0626in" fo:margin-bottom="0in" style:contextual-spacing="false" fo:line-height="129%" fo:text-align="justify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14f174" officeooo:paragraph-rsid="0014f174" style:text-blinking="false" fo:background-color="transparent" style:font-weight-asian="bold" style:font-weight-complex="bold"/>
    </style:style>
    <style:style style:name="P10" style:family="paragraph" style:parent-style-name="Text_20_body">
      <style:paragraph-properties fo:margin-left="0in" fo:margin-right="0.3583in" fo:margin-top="0.0626in" fo:margin-bottom="0in" style:contextual-spacing="false" fo:line-height="129%" fo:text-align="justify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14f174" officeooo:paragraph-rsid="0014f174" style:text-blinking="false" fo:background-color="transparent" style:font-weight-asian="bold" style:font-weight-complex="bold"/>
    </style:style>
    <style:style style:name="P11" style:family="paragraph" style:parent-style-name="Text_20_body" style:list-style-name="L2">
      <style:paragraph-properties fo:margin-top="0.0626in" fo:margin-bottom="0in" style:contextual-spacing="false" fo:line-height="129%" fo:text-align="justify" style:justify-single-word="false" style:writing-mode="lr-tb"/>
      <style:text-properties fo:font-variant="normal" fo:text-transform="none" fo:color="#158466" loext:opacity="100%" style:text-line-through-style="none" style:text-line-through-type="none" style:font-name="Times New Roman" fo:font-size="12pt" fo:font-style="normal" style:text-underline-style="none" fo:font-weight="bold" officeooo:rsid="0014f174" officeooo:paragraph-rsid="0014f174" style:text-blinking="false" fo:background-color="transparent" style:font-weight-asian="bold" style:font-weight-complex="bold"/>
    </style:style>
    <style:style style:name="P12" style:family="paragraph" style:parent-style-name="Text_20_body" style:list-style-name="L2">
      <style:paragraph-properties fo:margin-top="0.0626in" fo:margin-bottom="0in" style:contextual-spacing="false" fo:line-height="129%" fo:text-align="justify" style:justify-single-word="false" style:writing-mode="lr-tb"/>
      <style:text-properties fo:font-variant="normal" fo:text-transform="none" fo:color="#ff0000" loext:opacity="100%" style:text-line-through-style="none" style:text-line-through-type="none" style:font-name="Times New Roman" fo:font-size="12pt" fo:font-style="normal" style:text-underline-style="none" fo:font-weight="bold" officeooo:rsid="0012d18a" officeooo:paragraph-rsid="0012d18a" style:text-blinking="false" fo:background-color="transparent" style:font-weight-asian="bold" style:font-weight-complex="bold"/>
    </style:style>
    <style:style style:name="P13" style:family="paragraph" style:parent-style-name="Text_20_body" style:list-style-name="L2">
      <style:paragraph-properties fo:margin-top="0.0626in" fo:margin-bottom="0in" style:contextual-spacing="false" fo:line-height="129%" fo:text-align="justify" style:justify-single-word="false" style:writing-mode="lr-tb"/>
      <style:text-properties fo:font-variant="normal" fo:text-transform="none" fo:color="#ff0000" loext:opacity="100%" style:text-line-through-style="none" style:text-line-through-type="none" style:font-name="Times New Roman" fo:font-size="12pt" fo:font-style="normal" style:text-underline-style="none" fo:font-weight="bold" officeooo:rsid="0014f174" officeooo:paragraph-rsid="0014f174" style:text-blinking="false" fo:background-color="transparent" style:font-weight-asian="bold" style:font-weight-complex="bold"/>
    </style:style>
    <style:style style:name="P14" style:family="paragraph" style:parent-style-name="Text_20_body" style:list-style-name="L2">
      <style:paragraph-properties fo:margin-top="0.0626in" fo:margin-bottom="0in" style:contextual-spacing="false" fo:line-height="129%" fo:text-align="justify" style:justify-single-word="false" style:writing-mode="lr-tb"/>
      <style:text-properties fo:font-variant="normal" fo:text-transform="none" fo:color="#ff0000" loext:opacity="100%" style:text-line-through-style="none" style:text-line-through-type="none" style:font-name="Times New Roman" fo:font-size="12pt" fo:font-style="normal" style:text-underline-style="none" fo:font-weight="bold" officeooo:rsid="00164efe" officeooo:paragraph-rsid="00164efe" style:text-blinking="false" fo:background-color="transparent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35e59" style:font-weight-asian="normal" style:font-weight-complex="normal"/>
    </style:style>
    <style:style style:name="T3" style:family="text">
      <style:text-properties fo:font-weight="normal" officeooo:rsid="0014f174" style:font-weight-asian="normal" style:font-weight-complex="normal"/>
    </style:style>
    <style:style style:name="T4" style:family="text">
      <style:text-properties officeooo:rsid="00135e59"/>
    </style:style>
    <style:style style:name="T5" style:family="text">
      <style:text-properties officeooo:rsid="0014f174"/>
    </style:style>
    <style:style style:name="T6" style:family="text">
      <style:text-properties fo:color="#158466" loext:opacity="100%"/>
    </style:style>
    <style:style style:name="T7" style:family="text">
      <style:text-properties fo:color="#158466" loext:opacity="100%" officeooo:rsid="0014f174"/>
    </style:style>
    <style:style style:name="T8" style:family="text">
      <style:text-properties fo:color="#158466" loext:opacity="100%" officeooo:rsid="00135e59"/>
    </style:style>
    <style:style style:name="T9" style:family="text">
      <style:text-properties fo:color="#158466" loext:opacity="100%" fo:font-weight="normal" officeooo:rsid="00135e59" style:font-weight-asian="normal" style:font-weight-complex="normal"/>
    </style:style>
    <style:style style:name="T10" style:family="text">
      <style:text-properties fo:color="#ff0000" loext:opacity="100%"/>
    </style:style>
    <style:style style:name="T11" style:family="text">
      <style:text-properties fo:color="#ff0000" loext:opacity="100%" fo:background-color="#ffffff" loext:char-shading-value="0"/>
    </style:style>
    <style:style style:name="T12" style:family="text">
      <style:text-properties fo:color="#ff0000" loext:opacity="100%" fo:font-weight="normal" style:font-weight-asian="normal" style:font-weight-complex="normal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5pt" officeooo:rsid="00164efe" style:font-size-asian="15pt" style:font-size-complex="15pt"/>
    </style:style>
    <style:style style:name="T15" style:family="text">
      <style:text-properties fo:color="#000000" loext:opacity="100%"/>
    </style:style>
    <style:style style:name="T16" style:family="text">
      <style:text-properties fo:color="#000000" loext:opacity="100%" fo:font-weight="normal" style:font-weight-asian="normal" style:font-weight-complex="normal"/>
    </style:style>
    <style:style style:name="T17" style:family="text">
      <style:text-properties fo:color="#000000" loext:opacity="100%" fo:font-weight="normal" officeooo:rsid="00164efe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6445in" fo:text-indent="-0.25in" fo:margin-left="0.644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8945in" fo:text-indent="-0.25in" fo:margin-left="0.894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1445in" fo:text-indent="-0.25in" fo:margin-left="1.144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3945in" fo:text-indent="-0.25in" fo:margin-left="1.394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6445in" fo:text-indent="-0.25in" fo:margin-left="1.644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8945in" fo:text-indent="-0.25in" fo:margin-left="1.894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1445in" fo:text-indent="-0.25in" fo:margin-left="2.144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3945in" fo:text-indent="-0.25in" fo:margin-left="2.394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6445in" fo:text-indent="-0.25in" fo:margin-left="2.644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8945in" fo:text-indent="-0.25in" fo:margin-left="2.894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tab/><text:tab/><text:tab/><text:tab/><text:span text:style-name="T13"> <text:s text:c="4"/>Lab Task </text:span><text:span text:style-name="T14">8 (1D Arrays)</text:span></text:p>
      <text:p text:style-name="P10"><text:span text:style-name="T14"/></text:p>
      <text:p text:style-name="P1">Write a C++ program to perform following operations on an array.</text:p>
      <text:list xml:id="list1837303711" text:style-name="L2">
        <text:list-item>
          <text:p text:style-name="P4">Shift element right by <text:span text:style-name="T5">k positions</text:span></text:p>
          <text:p text:style-name="P3"><text:span text:style-name="T4">S</text:span>hift all elements to the right by <text:span text:style-name="T5">k</text:span> position. The last <text:span text:style-name="T5">k </text:span>element should become the first <text:span text:style-name="T5">elements</text:span>.</text:p>
          <text:p text:style-name="P6"><text:span text:style-name="T6">Input: </text:span><text:span text:style-name="T1">1, 2, 3, 4, 5,</text:span><text:span text:style-name="T2">6 <text:s text:c="4"/></text:span></text:p>
          <text:p text:style-name="P6"><text:span text:style-name="T7">k </text:span><text:span text:style-name="T3">= 1</text:span></text:p>
          <text:p text:style-name="P4"><text:span text:style-name="T11">Output: </text:span><text:s/><text:span text:style-name="T2">6, 1, 2, 3, 4, 5</text:span></text:p>
          <text:p text:style-name="P8"><text:span text:style-name="T8">k </text:span>= <text:span text:style-name="T1">2</text:span></text:p>
          <text:p text:style-name="P6"><text:span text:style-name="T10">Output: </text:span><text:span text:style-name="T1"><text:s/></text:span><text:span text:style-name="T3">5</text:span><text:span text:style-name="T2">, 6, 1, 2, 3, 4</text:span></text:p>
          <text:p text:style-name="P6"><text:span text:style-name="T2"/></text:p>
        </text:list-item>
        <text:list-item>
          <text:p text:style-name="P4">Count frequency of each element </text:p>
          <text:p text:style-name="P4"><text:span text:style-name="T1">Count and display the number of times each </text:span><text:span text:style-name="Strong_20_Emphasis"><text:span text:style-name="T1">unique</text:span></text:span><text:span text:style-name="T1"> element appears in the array.</text:span></text:p>
          <text:p text:style-name="P4"><text:span text:style-name="T6">Input:</text:span> <text:span text:style-name="T1">1, 2, 3, 4, 4, 3</text:span></text:p>
          <text:p text:style-name="P12">Output:</text:p>
          <text:p text:style-name="P3">1 occurs 1 times.</text:p>
          <text:p text:style-name="P3">2 occurs 1 times.</text:p>
          <text:p text:style-name="P3">3 occurs 2 times.</text:p>
          <text:p text:style-name="P3">4 occurs 2 times.</text:p>
        </text:list-item>
      </text:list>
      <text:p text:style-name="P2"/>
      <text:list xml:id="list133741767180732" text:continue-numbering="true" text:style-name="L2">
        <text:list-item>
          <text:p text:style-name="P4">Find <text:span text:style-name="T4">m</text:span>issing <text:span text:style-name="T4">n</text:span>umber in a <text:span text:style-name="T4">s</text:span>eries</text:p>
          <text:p text:style-name="P4"><text:span text:style-name="T2">Y</text:span><text:span text:style-name="T1">ou're given an array containing numbers from 1 to </text:span><text:span text:style-name="Source_20_Text"><text:span text:style-name="T1">n</text:span></text:span><text:span text:style-name="T1">, but one number is missing. Find the missing number.</text:span></text:p>
          <text:p text:style-name="P5"><text:span text:style-name="T6">Input:</text:span> <text:span text:style-name="T1">1, 2, 3, 5,</text:span><text:span text:style-name="T2">6</text:span></text:p>
          <text:p text:style-name="P5"><text:span text:style-name="T10">Output:</text:span><text:span text:style-name="T12"> </text:span><text:span text:style-name="T1"><text:s/></text:span><text:span text:style-name="T2">4 (is missing number in series)</text:span></text:p>
          <text:p text:style-name="P5"><text:span text:style-name="T2"/></text:p>
        </text:list-item>
        <text:list-item>
          <text:p text:style-name="P5"><text:span text:style-name="T4">Find Pair with Given Sum</text:span></text:p>
          <text:p text:style-name="P4"><text:span text:style-name="T1">Check if any two elements in the array sum up to a given target.</text:span></text:p>
          <text:p text:style-name="P5"><text:span text:style-name="T6">Input:</text:span> <text:span text:style-name="T1">1, </text:span><text:span text:style-name="T2">3</text:span><text:span text:style-name="T1">, 3, 5,</text:span><text:span text:style-name="T2">6 <text:s text:c="6"/></text:span><text:span text:style-name="T9"><text:s/></text:span><text:span text:style-name="T8">Target: </text:span><text:span text:style-name="T2">6</text:span></text:p>
          <text:p text:style-name="P5"><text:span text:style-name="T10">Output: </text:span><text:span text:style-name="T1"><text:s/></text:span><text:span text:style-name="T2">1 + 5 = 6</text:span></text:p>
          <text:p text:style-name="P5"><text:span text:style-name="T2"/></text:p>
        </text:list-item>
        <text:list-item>
          <text:p text:style-name="P7"><text:soft-page-break/>Find all leaders in an array</text:p>
          <text:p text:style-name="P7"><text:span text:style-name="T1">An element is called a </text:span><text:span text:style-name="Strong_20_Emphasis"><text:span text:style-name="T1">leader</text:span></text:span><text:span text:style-name="T1"> if it is greater than all the elements to its right.</text:span></text:p>
          <text:p text:style-name="P11">Input: <text:span text:style-name="T16">20, 9, 2, 15, 7, 8</text:span></text:p>
          <text:p text:style-name="P13">Output: <text:span text:style-name="T16">20, 15,</text:span><text:span text:style-name="T17">8</text:span></text:p>
          <text:p text:style-name="P14"><text:span text:style-name="T15">Explanation: </text:span></text:p>
          <text:p text:style-name="P14"><text:span text:style-name="T16">20 is greater than 9,2,15,7,8. </text:span></text:p>
          <text:p text:style-name="P14"><text:span text:style-name="T16">9 is greater than 2,7,8 but not greater than 15.</text:span></text:p>
          <text:p text:style-name="P14"><text:span text:style-name="T16">2 is not greater than 15, 7, 8</text:span></text:p>
          <text:p text:style-name="P14"><text:span text:style-name="T16">15 is greater than 7 and 8</text:span></text:p>
          <text:p text:style-name="P14"><text:span text:style-name="T16">7 is not greater than 8</text:span></text:p>
          <text:p text:style-name="P14"><text:span text:style-name="T16">8 has no element to its right so it also considered greater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6T12:32:26.251808975</meta:creation-date>
    <dc:date>2025-04-16T13:37:39.671925133</dc:date>
    <meta:editing-duration>PT13M31S</meta:editing-duration>
    <meta:editing-cycles>1</meta:editing-cycles>
    <meta:document-statistic meta:table-count="0" meta:image-count="0" meta:object-count="0" meta:page-count="2" meta:paragraph-count="39" meta:word-count="297" meta:character-count="1280" meta:non-whitespace-character-count="1028"/>
    <meta:generator>LibreOffice/7.3.7.2$Linux_X86_64 LibreOffice_project/30$Build-2</meta:generator>
  </office:meta>
</office:document-meta>
</file>